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02cm" svg:height="4.863cm" draw:transform="rotate (-3.14159265358979) translate (6.936cm 8.0292076060375cm)" svg:viewBox="0 0 3803 4864" svg:d="M1204 3751c772 632 1598 367 2084-178 187-180 543 404 420 537-280 302-590 687-1617 750s-2091-679-2091-2172 766-2520 1877-2664 1680 385 1923 779c52 71-507 908-636 578-437-999-1765-686-2208-173s-524 1911 248 2543z">
          <text:p/>
        </draw:path>
        <draw:path draw:style-name="gr2" draw:text-style-name="P1" draw:layer="layout" svg:width="0.903cm" svg:height="0.66cm" draw:transform="skewX (0.00122173047639607) rotate (-2.15652882376419) translate (4.009706971542cm 3.9341954926458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6) rotate (-2.1556561591382) translate (3.90045731859439cm 6.693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042cm" svg:height="2.671cm" draw:transform="skewX (0.000872664625997163) rotate (-1.55194677087336) translate (6.7213652960857cm 5.0139584135873cm)" svg:viewBox="0 0 1043 2672" svg:d="M1043 2572c-83-404-242-1976-230-2247-6-137-813-442-812-278-14 435 179 2155 255 2491 43 185 797 160 787 34z">
          <text:p/>
        </draw:path>
        <draw:path draw:style-name="gr2" draw:text-style-name="P1" draw:layer="layout" svg:width="0.902cm" svg:height="0.661cm" draw:transform="skewX (0.001221730476396) rotate (-2.1556561591382) translate (4.7567906519277cm 5.442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cm" draw:transform="skewX (0.00244346095279196) rotate (-2.15652882376419) translate (7.0068895804584cm 5.1724226950942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4:52.507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